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1f47" officeooo:paragraph-rsid="001b1f47"/>
    </style:style>
    <style:style style:name="P2" style:family="paragraph" style:parent-style-name="Standard">
      <style:text-properties officeooo:paragraph-rsid="001ecca8"/>
    </style:style>
    <style:style style:name="P3" style:family="paragraph" style:parent-style-name="Standard">
      <style:text-properties officeooo:paragraph-rsid="00287f7a"/>
    </style:style>
    <style:style style:name="P4" style:family="paragraph" style:parent-style-name="Standard">
      <style:text-properties officeooo:rsid="0021b4bc" officeooo:paragraph-rsid="0030a096"/>
    </style:style>
    <style:style style:name="P5" style:family="paragraph" style:parent-style-name="Standard">
      <style:text-properties officeooo:rsid="0030a096" officeooo:paragraph-rsid="0030a096"/>
    </style:style>
    <style:style style:name="P6" style:family="paragraph" style:parent-style-name="Standard">
      <style:text-properties officeooo:paragraph-rsid="0034ef9e"/>
    </style:style>
    <style:style style:name="P7" style:family="paragraph" style:parent-style-name="Standard">
      <style:text-properties officeooo:paragraph-rsid="001b1f47"/>
    </style:style>
    <style:style style:name="T1" style:family="text">
      <style:text-properties officeooo:rsid="001ecca8"/>
    </style:style>
    <style:style style:name="T2" style:family="text">
      <style:text-properties officeooo:rsid="002a5732"/>
    </style:style>
    <style:style style:name="T3" style:family="text">
      <style:text-properties officeooo:rsid="002ca891"/>
    </style:style>
    <style:style style:name="T4" style:family="text">
      <style:text-properties officeooo:rsid="00287f7a"/>
    </style:style>
    <style:style style:name="T5" style:family="text">
      <style:text-properties officeooo:rsid="0030a096"/>
    </style:style>
    <style:style style:name="T6" style:family="text">
      <style:text-properties fo:font-weight="bold" officeooo:rsid="002a5732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ecca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87f7a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ca891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a5732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34ef9e" style:font-weight-asian="bold" style:font-weight-complex="bold"/>
    </style:style>
    <style:style style:name="T12" style:family="text">
      <style:text-properties officeooo:rsid="0034ef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This was done over 2 days with Unity 2019.3.4f1 and Jetbrains Rider by Leon Higgin. Any questions contact me on 07581068595.<text:line-break/><text:line-break/></text:span><text:span text:style-name="T10">I have coded this game assuming a few things:</text:span><text:span text:style-name="T2"><text:line-break/>1. most people who will access it will be programmers / developers (people who can code) this is reflected in things such as making variables inaccessible in the editor</text:span></text:p>
      <text:p text:style-name="P1">2. It will not need to be inherited from in the future.</text:p>
      <text:p text:style-name="P1">3. You want cleaner code rather than anticipating what features will be needed in the future (e.g including a lane <text:span text:style-name="T5">occupied</text:span> variable because it will probably be usefull in the future but has no use now).</text:p>
      <text:p text:style-name="P1"/>
      <text:p text:style-name="P2"><text:span text:style-name="T1"><text:line-break/></text:span><text:span text:style-name="T7">N</text:span><text:span text:style-name="T11">otes</text:span></text:p>
      <text:p text:style-name="P4">.Text mesh pro instead of standard text.</text:p>
      <text:p text:style-name="P5">.In a future version I would try to remove to physics engine completely and code in values but it works well for a prototype.<text:line-break/>.Iv not used interfaces because the project is so small.</text:p>
      <text:p text:style-name="P6"><text:span text:style-name="T4">.I would ideally remove any usage of Time.timeScale and just freeze the game functionality but it works well for a prototype</text:span></text:p>
      <text:p text:style-name="P6"><text:span text:style-name="T12">.Unity’s Project Tiny would be a good way to implement games like this but for now its not worth over complicating.<text:line-break/><text:line-break/></text:span><text:span text:style-name="T8">Sounds</text:span><text:span text:style-name="T4"><text:line-break/></text:span><text:a xlink:type="simple" xlink:href="https://freesound.org/people/Metzik/sounds/459782/" text:style-name="Internet_20_link" text:visited-style-name="Visited_20_Internet_20_Link">https://freesound.org/people/Metzik/sounds/459782/</text:a></text:p>
      <text:p text:style-name="P3"><text:a xlink:type="simple" xlink:href="https://freesound.org/people/SolarPhasing/sounds/490527/" text:style-name="Internet_20_link" text:visited-style-name="Visited_20_Internet_20_Link">https://freesound.org/people/SolarPhasing/sounds/490527/</text:a></text:p>
      <text:p text:style-name="P3"><text:a xlink:type="simple" xlink:href="https://freesound.org/people/thisusernameis/sounds/426888/" text:style-name="Internet_20_link" text:visited-style-name="Visited_20_Internet_20_Link">https://freesound.org/people/thisusernameis/sounds/426888/</text:a></text:p>
      <text:p text:style-name="P3"><text:a xlink:type="simple" xlink:href="https://freesound.org/people/Sheyvan/sounds/494490/" text:style-name="Internet_20_link" text:visited-style-name="Visited_20_Internet_20_Link">https://freesound.org/people/Sheyvan/sounds/494490/</text:a></text:p>
      <text:p text:style-name="P6"><text:a xlink:type="simple" xlink:href="https://freesound.org/people/Robinhood76/sounds/342131/" text:style-name="Internet_20_link" text:visited-style-name="Visited_20_Internet_20_Link">https://freesound.org/people/Robinhood76/sounds/342131/</text:a></text:p>
      <text:p text:style-name="P6"><text:line-break/><text:span text:style-name="T9">Fonts</text:span><text:span text:style-name="T3"><text:line-break/></text:span><text:a xlink:type="simple" xlink:href="https://www.dafont.com/a-atmospheric.font?l[]=10&amp;l[]=1" text:style-name="Internet_20_link" text:visited-style-name="Visited_20_Internet_20_Link">https://www.dafont.com/a-atmospheric.font?l[]=10&amp;l[]=1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17T23:07:12.538582175</meta:creation-date>
    <dc:date>2020-07-22T22:00:23.791831723</dc:date>
    <meta:editing-duration>PT3H24M26S</meta:editing-duration>
    <meta:editing-cycles>6</meta:editing-cycles>
    <meta:generator>LibreOffice/6.3.6.2$MacOSX_X86_64 LibreOffice_project/2196df99b074d8a661f4036fca8fa0cbfa33a497</meta:generator>
    <meta:document-statistic meta:table-count="0" meta:image-count="0" meta:object-count="0" meta:page-count="1" meta:paragraph-count="13" meta:word-count="199" meta:character-count="1405" meta:non-whitespace-character-count="1215"/>
  </office:meta>
</office:document-meta>
</file>